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officeooo:rsid="000287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rado:</text:p>
      <text:p text:style-name="P1"/>
      <text:p text:style-name="P1">- Presidente: Antonio <text:span text:style-name="T1">Salvador</text:span> Baeza Espasa (Universidad de Extremadura)</text:p>
      <text:p text:style-name="P1">- Secretaria: Laura <text:span text:style-name="T1">Daniela</text:span> Ferrer Trovato (Universidad de Illes Balear)</text:p>
      <text:p text:style-name="P1">- Vocal: Joao <text:span text:style-name="T1">Felipe Calapez de Albuquerque </text:span>Veloso (Universidad de Aveiro)</text:p>
      <text:p text:style-name="P1"/>
      <text:p text:style-name="P1">Suplentes:</text:p>
      <text:p text:style-name="P1">- Presidente: Clodoaldo Roldan García (Universidad de Valencia)</text:p>
      <text:p text:style-name="P1">- Secretario: Susana Cebrian Guajardo (Universidad de Zaragoza)</text:p>
      <text:p text:style-name="P1">- Vocal: Jose Angel Corbacho <text:span text:style-name="T1">Merino </text:span>(Universidad de Extremadura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6T16:26:36.304641492</meta:creation-date>
    <dc:date>2022-07-26T16:29:23.834359420</dc:date>
    <meta:editing-duration>PT2M49S</meta:editing-duration>
    <meta:editing-cycles>1</meta:editing-cycles>
    <meta:document-statistic meta:table-count="0" meta:image-count="0" meta:object-count="0" meta:page-count="1" meta:paragraph-count="8" meta:word-count="57" meta:character-count="425" meta:non-whitespace-character-count="376"/>
    <meta:generator>LibreOffice/6.0.7.3$Linux_X86_64 LibreOffice_project/00m0$Build-3</meta:generator>
  </office:meta>
</office:document-meta>
</file>